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af6a" officeooo:paragraph-rsid="0018af6a"/>
    </style:style>
    <style:style style:name="P2" style:family="paragraph" style:parent-style-name="Standard">
      <style:paragraph-properties fo:text-align="center" style:justify-single-word="false"/>
      <style:text-properties officeooo:rsid="0018af6a" officeooo:paragraph-rsid="0018af6a"/>
    </style:style>
    <style:style style:name="P3" style:family="paragraph" style:parent-style-name="Standard">
      <style:paragraph-properties fo:text-align="start" style:justify-single-word="false"/>
      <style:text-properties officeooo:rsid="0018af6a" officeooo:paragraph-rsid="0018af6a"/>
    </style:style>
    <style:style style:name="P4" style:family="paragraph" style:parent-style-name="Standard">
      <style:paragraph-properties fo:text-align="center" style:justify-single-word="false"/>
      <style:text-properties fo:font-style="italic" officeooo:rsid="0018af6a" officeooo:paragraph-rsid="001b41ae" style:font-style-asian="italic" style:font-style-complex="italic"/>
    </style:style>
    <style:style style:name="P5" style:family="paragraph" style:parent-style-name="Standard">
      <style:paragraph-properties fo:text-align="center" style:justify-single-word="false"/>
      <style:text-properties fo:font-style="italic" officeooo:rsid="001b41ae" officeooo:paragraph-rsid="001b41ae" style:font-style-asian="italic" style:font-style-complex="italic"/>
    </style:style>
    <style:style style:name="P6" style:family="paragraph" style:parent-style-name="Standard">
      <style:paragraph-properties fo:text-align="start" style:justify-single-word="false"/>
      <style:text-properties fo:font-style="italic" officeooo:rsid="001b41ae" officeooo:paragraph-rsid="001b41ae" style:font-style-asian="italic" style:font-style-complex="italic"/>
    </style:style>
    <style:style style:name="P7" style:family="paragraph" style:parent-style-name="Standard">
      <style:paragraph-properties fo:text-align="start" style:justify-single-word="false"/>
      <style:text-properties fo:font-style="normal" officeooo:rsid="001b41ae" officeooo:paragraph-rsid="001b41ae" style:font-style-asian="normal" style:font-style-complex="normal"/>
    </style:style>
    <style:style style:name="T1" style:family="text">
      <style:text-properties officeooo:rsid="001994aa"/>
    </style:style>
    <style:style style:name="T2" style:family="text">
      <style:text-properties officeooo:rsid="001b41ae"/>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peren Çınar</text:p>
      <text:p text:style-name="P1">110510048</text:p>
      <text:p text:style-name="P2">Operating System Project 2</text:p>
      <text:p text:style-name="P3"><text:tab/>In this project, a solution for dining philosopher problem is executed in c language. Semaphores are used to do that. When one of the philosopher using chopsticks the others who are sitting next to him were waiting. With this solution, whole philosophers were done with their jobs. </text:p>
      <text:p text:style-name="P3">Thinking and dining times are chosen randomly for philosophers. <text:span text:style-name="T1">If the input for distribution type is <text:s text:c="2"/>‘uniform’ the random variables are calculated by using following lines:</text:span></text:p>
      <text:p text:style-name="P4"><text:s/></text:p>
      <text:p text:style-name="P4"><text:span text:style-name="T2"><text:s text:c="4"/>double Rand = rand()/(1.0 + RAND_MAX); </text:span></text:p>
      <text:p text:style-name="P5"><text:s text:c="4"/>int range = x-&gt;maThnk - x-&gt;miThnk + 1;</text:p>
      <text:p text:style-name="P5"><text:s text:c="4"/>int scaledRand = (Rand * range) + x-&gt;miThnk;</text:p>
      <text:p text:style-name="P6"/>
      <text:p text:style-name="P6"><text:span text:style-name="T3">If it is ‘exponential’ the following formula is used:</text:span> </text:p>
      <text:p text:style-name="P5"><text:s/>double Rand = rand()/(1.0 + RAND_MAX); </text:p>
      <text:p text:style-name="P5"><text:s text:c="4"/>int range = 100 - 1 + 1;</text:p>
      <text:p text:style-name="P5"><text:s text:c="4"/>int scaledRand = (Rand * range) +1;</text:p>
      <text:p text:style-name="P5"><text:tab/>int<text:tab/>result = scaledRand;</text:p>
      <text:p text:style-name="P5"><text:s text:c="2"/>double a; <text:s text:c="20"/></text:p>
      <text:p text:style-name="P5"><text:s text:c="2"/>double mean; <text:s text:c="10"/></text:p>
      <text:p text:style-name="P5"/>
      <text:p text:style-name="P5"><text:s text:c="2"/>a = (double) result / 101.0;</text:p>
      <text:p text:style-name="P5"><text:s text:c="2"/>mean = -l * log(a);</text:p>
      <text:p text:style-name="P7">In the output we can see which philosopher finished his/her job and how many millisecond it took.</text:p>
      <text:p text:style-name="P7">An example output for input <text:span text:style-name="T4">5 500 1000 50 100 exponential 100:</text:span></text:p>
      <text:p text:style-name="P7"><text:span text:style-name="T4"/></text:p>
      <text:p text:style-name="P7"><text:span text:style-name="T4"/></text:p>
      <text:p text:style-name="P7"><text:span text:style-name="T4">philosopher #0 is done in 16.323880 milliseconds </text:span></text:p>
      <text:p text:style-name="P7"><text:span text:style-name="T4">philosopher #2 is done in 20.389669 milliseconds </text:span></text:p>
      <text:p text:style-name="P7"><text:span text:style-name="T4">philosopher #1 is done in 81.533015 milliseconds </text:span></text:p>
      <text:p text:style-name="P7"><text:span text:style-name="T4">philosopher #3 is done in 83.845683 milliseconds </text:span></text:p>
      <text:p text:style-name="P7"><text:span text:style-name="T4">philosopher #4 is done in 100.933194 milliseconds </text:span></text:p>
      <text:p text:style-name="P7"><text:span text:style-name="T4"/></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00:35:42.269665829</meta:creation-date>
    <meta:editing-duration>PT12M6S</meta:editing-duration>
    <meta:editing-cycles>3</meta:editing-cycles>
    <meta:generator>LibreOffice/5.1.6.2$Linux_X86_64 LibreOffice_project/10m0$Build-2</meta:generator>
    <dc:date>2020-01-10T00:47:46.666651352</dc:date>
    <meta:document-statistic meta:table-count="0" meta:image-count="0" meta:object-count="0" meta:page-count="1" meta:paragraph-count="25" meta:word-count="215" meta:character-count="1339" meta:non-whitespace-character-count="1073"/>
  </office:meta>
</office:document-meta>
</file>